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550000016E065287D116253822.png" manifest:media-type="image/png"/>
  <manifest:file-entry manifest:full-path="Pictures/10004DBC000596CA00017FCBC0BCC217D09E8BED.emf" manifest:media-type="image/x-e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ETH Light" svg:font-family="'ETH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681cm" style:rel-width="98%" fo:margin-left="0.191cm" fo:margin-top="0cm" fo:margin-bottom="0cm" table:align="left" style:writing-mode="lr-tb"/>
    </style:style>
    <style:style style:name="Tableau1.A" style:family="table-column">
      <style:table-column-properties style:column-width="15.681cm" style:rel-column-width="65535*"/>
    </style:style>
    <style:style style:name="Tableau1.1" style:family="table-row">
      <style:table-row-properties style:row-height="10.583cm" fo:keep-together="auto"/>
    </style:style>
    <style:style style:name="Tableau1.A1" style:family="table-cell">
      <style:table-cell-properties fo:padding-left="0.191cm" fo:padding-right="0.191cm" fo:padding-top="0cm" fo:padding-bottom="0cm" fo:border="0.5pt solid #000000"/>
    </style:style>
    <style:style style:name="P1" style:family="paragraph" style:parent-style-name="ProposalText">
      <style:paragraph-properties>
        <style:tab-stops>
          <style:tab-stop style:position="7.502cm" style:type="center"/>
          <style:tab-stop style:position="16.002cm" style:type="right"/>
        </style:tab-stops>
      </style:paragraph-properties>
    </style:style>
    <style:style style:name="P2" style:family="paragraph" style:parent-style-name="ProposalText">
      <style:text-properties style:font-name-complex="Arial1"/>
    </style:style>
    <style:style style:name="P3" style:family="paragraph" style:parent-style-name="ProposalText">
      <style:text-properties fo:language="en" fo:country="GB" style:font-name-complex="Arial1"/>
    </style:style>
    <style:style style:name="P4" style:family="paragraph" style:parent-style-name="ProposalText">
      <style:text-properties officeooo:paragraph-rsid="000ef65a"/>
    </style:style>
    <style:style style:name="P5" style:family="paragraph" style:parent-style-name="ProposalText">
      <style:text-properties style:font-name="Arial" fo:font-size="10pt" fo:language="en" fo:country="US" officeooo:rsid="000ef65a" officeooo:paragraph-rsid="000ef65a" style:font-size-asian="10pt" style:language-asian="de" style:country-asian="CH" style:font-name-complex="Arial1" style:font-size-complex="12pt"/>
    </style:style>
    <style:style style:name="P6" style:family="paragraph" style:parent-style-name="ProposalText">
      <style:text-properties fo:background-color="#c0c0c0" style:font-name-complex="Arial1"/>
    </style:style>
    <style:style style:name="P7" style:family="paragraph" style:parent-style-name="ProposalText">
      <style:text-properties officeooo:paragraph-rsid="000d387f" fo:background-color="#c0c0c0" style:font-name-complex="Arial1"/>
    </style:style>
    <style:style style:name="P8" style:family="paragraph" style:parent-style-name="ETH_5f_Fliesstext">
      <style:paragraph-properties fo:margin-top="0cm" fo:margin-bottom="0.476cm" loext:contextual-spacing="false" style:line-height-at-least="0.476cm"/>
    </style:style>
    <style:style style:name="P9" style:family="paragraph" style:parent-style-name="ProposalText">
      <style:paragraph-properties fo:margin-left="0cm" fo:margin-right="-0.191cm" fo:text-indent="0cm" style:auto-text-indent="false"/>
      <style:text-properties style:font-name-complex="Arial1"/>
    </style:style>
    <style:style style:name="P10" style:family="paragraph" style:parent-style-name="Standard">
      <style:text-properties officeooo:rsid="0014fc0f" officeooo:paragraph-rsid="0014fc0f"/>
    </style:style>
    <style:style style:name="P11" style:family="paragraph" style:parent-style-name="Heading_20_1" style:master-page-name="First_20_Page">
      <style:paragraph-properties style:page-number="auto"/>
    </style:style>
    <style:style style:name="P12" style:family="paragraph" style:parent-style-name="ProposalText">
      <style:text-properties fo:background-color="#c0c0c0" style:font-name-complex="Arial1"/>
    </style:style>
    <style:style style:name="P13" style:family="paragraph" style:parent-style-name="ProposalText">
      <style:text-properties officeooo:rsid="0015d304" officeooo:paragraph-rsid="0015d304"/>
    </style:style>
    <style:style style:name="P14" style:family="paragraph" style:parent-style-name="Standard">
      <style:text-properties officeooo:rsid="0015d304"/>
    </style:style>
    <style:style style:name="P15" style:family="paragraph" style:parent-style-name="Standard">
      <style:text-properties officeooo:rsid="0015d304" officeooo:paragraph-rsid="0015d304"/>
    </style:style>
    <style:style style:name="P16" style:family="paragraph" style:parent-style-name="Standard">
      <style:text-properties fo:color="#c9211e"/>
    </style:style>
    <style:style style:name="P17" style:family="paragraph" style:parent-style-name="Standard">
      <style:text-properties fo:color="#c9211e" fo:font-size="12pt" fo:language="de" fo:country="CH" officeooo:rsid="0015d304" officeooo:paragraph-rsid="0015d304" style:font-size-asian="12pt" style:language-asian="de" style:country-asian="CH" style:font-size-complex="12pt"/>
    </style:style>
    <style:style style:name="P18" style:family="paragraph" style:parent-style-name="Standard">
      <style:text-properties officeooo:paragraph-rsid="0015d304"/>
    </style:style>
    <style:style style:name="P19" style:family="paragraph" style:parent-style-name="Standard">
      <style:text-properties fo:color="#000000" fo:font-size="12pt" fo:language="de" fo:country="CH" officeooo:rsid="0015d304" officeooo:paragraph-rsid="0015d304" style:font-size-asian="12pt" style:language-asian="de" style:country-asian="CH" style:font-size-complex="12pt"/>
    </style:style>
    <style:style style:name="T1" style:family="text">
      <style:text-properties style:font-name="Calibri" fo:font-size="8pt" style:font-size-asian="8pt" style:font-name-complex="Calibri1" style:font-size-complex="8pt"/>
    </style:style>
    <style:style style:name="T2" style:family="text">
      <style:text-properties style:font-name="Calibri" fo:font-size="8pt" fo:language="en" fo:country="US" style:font-size-asian="8pt" style:font-name-complex="Calibri1" style:font-size-complex="8pt"/>
    </style:style>
    <style:style style:name="T3" style:family="text">
      <style:text-properties style:font-name="Calibri" fo:font-size="8pt" fo:language="en" fo:country="GB" style:font-size-asian="8pt" style:font-name-complex="Calibri1" style:font-size-complex="8pt"/>
    </style:style>
    <style:style style:name="T4" style:family="text">
      <style:text-properties fo:language="en" fo:country="GB"/>
    </style:style>
    <style:style style:name="T5" style:family="text">
      <style:text-properties style:font-name="Arial" fo:font-size="10pt" fo:language="en" fo:country="US" style:font-size-asian="10pt" style:language-asian="de" style:country-asian="CH" style:font-name-complex="Arial1"/>
    </style:style>
    <style:style style:name="T6" style:family="text">
      <style:text-properties style:font-name="Arial" fo:font-size="10pt" fo:language="en" fo:country="US" officeooo:rsid="000ef65a" style:font-size-asian="10pt" style:language-asian="de" style:country-asian="CH" style:font-name-complex="Arial1" style:font-size-complex="12pt"/>
    </style:style>
    <style:style style:name="T7" style:family="text">
      <style:text-properties style:font-name="Arial" fo:font-size="10pt" fo:language="en" fo:country="US" officeooo:rsid="0011e683" style:font-size-asian="10pt" style:language-asian="de" style:country-asian="CH" style:font-name-complex="Arial1" style:font-size-complex="12pt"/>
    </style:style>
    <style:style style:name="T8" style:family="text">
      <style:text-properties style:font-name="Arial" fo:font-size="10pt" fo:language="en" fo:country="US" officeooo:rsid="0014a17d" style:font-size-asian="10pt" style:language-asian="de" style:country-asian="CH" style:font-name-complex="Arial1" style:font-size-complex="12pt"/>
    </style:style>
    <style:style style:name="T9" style:family="text">
      <style:text-properties fo:font-size="10pt" fo:font-weight="normal" fo:background-color="#c0c0c0" loext:char-shading-value="0" style:font-size-asian="10pt" style:font-weight-asian="normal" style:font-size-complex="12pt" style:font-style-complex="normal" style:font-weight-complex="normal"/>
    </style:style>
    <style:style style:name="T10" style:family="text">
      <style:text-properties officeooo:rsid="0014a17d"/>
    </style:style>
    <style:style style:name="T11" style:family="text">
      <style:text-properties officeooo:rsid="0015d304"/>
    </style:style>
    <style:style style:name="T12" style:family="text">
      <style:text-properties fo:font-size="12pt" fo:language="de" fo:country="CH" officeooo:rsid="0015d304" style:font-size-asian="12pt" style:language-asian="de" style:country-asian="CH" style:font-size-complex="12pt"/>
    </style:style>
    <style:style style:name="T13" style:family="text">
      <style:text-properties officeooo:rsid="00174456"/>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A02_<text:span text:style-name="T4">Project Description</text:span> – Application to the ETH Zurich Postdoctoral Fellowship programme</text:h>
      <text:p text:style-name="P8"><text:span text:style-name="T5">Revised March 2020, </text:span><text:bookmark text:name="_GoBack"/><text:span text:style-name="T5">jk</text:span></text:p>
      <text:h text:style-name="Heading_20_2" text:outline-level="2">2.1 Summary</text:h>
      <text:p text:style-name="P2">Key objectives of the proposed project(s) of the ETH Fellow, methods to be employed, milestones and expected output; should be comprehensible for the educated layman. Please do not exceed the frame below. Please do not use references or footnotes in the summary.</text:p>
      <text:p text:style-name="P2"/>
      <table:table table:name="Tableau1" table:style-name="Tableau1">
        <table:table-column table:style-name="Tableau1.A"/>
        <table:table-row table:style-name="Tableau1.1">
          <table:table-cell table:style-name="Tableau1.A1" office:value-type="string">
            <text:p text:style-name="P5">Integral equations are a class of mathematical methods to recast time-harmonic scattering problems into functional equations satisfied by surface densities defined on the scattering obstacle. Various techniques are known to approximate the solution of those equations numerically. In many cases, the system matrix of the discrete problem is ill-conditioned. Unfavorable cases typically involve scatterers with singularities like edges or conical points, and very low / very high frequency regimen. </text:p>
            <text:p text:style-name="P5">In this research project, we aim at designing new numerical schemes for integral equations that are well conditioned, able to deal with complex geometry of the scatterers as well as low and high frequency. Mathematical analysis will be used to prove rigorously the favorable properties of those new methods. Moreover, the methods will be systematically implemented and tested numerically to illustrate the theoretical findings. </text:p>
            <text:p text:style-name="P4"><text:span text:style-name="T6">The first method we will design is a combined-field method for multi-screens. Multi-screens are among the most general and complex types of scatterers that are currently tackled by the litterature. Combined field methods are a known class of methods for integral equations that are very efficient for simple scatterers but have failed for simple screens. </text:span><text:span text:style-name="T7">T</text:span><text:span text:style-name="T6">he recent formalism of multi-screens seems perfectly fitted for the application of this idea and our preliminary numerical tests indicate that the idea is extremely promising. </text:span></text:p>
            <text:p text:style-name="P4"><text:span text:style-name="T6">The second method is a conformal mapping preconditioner for integral equations on polygons. This is a generalization of </text:span><text:span text:style-name="T8">the</text:span><text:span text:style-name="T6"> </text:span><text:span text:style-name="T8">applicant’s </text:span><text:span text:style-name="T6">thesis wor</text:span><text:span text:style-name="T8">k</text:span><text:span text:style-name="T6">. The heart of the idea is a simple identity relating the conformal mapping of the polygon into a circle </text:span><text:span text:style-name="T7">to</text:span><text:span text:style-name="T6"> the Dirichlet-Neumann operator. This new understanding of the Dirichlet-Neumann operator translates into a new preconditioner and hints at a new kind of theoretical tools to </text:span><text:span text:style-name="T8">analyze</text:span><text:span text:style-name="T6"> integral equations on polygons. Very promising preliminary analysis and numerical tests are readily available. </text:span></text:p>
            <text:p text:style-name="P5">Long term, we have in mind the following objectives. Pursue generalizations of the previous ideas to increasing levels of complexity, to fill the gap between theory and practical applications. <text:span text:style-name="T10">Especially</text:span> adapting all those methods to the electromagnetic integral equations in dimensions 3. </text:p>
            <text:p text:style-name="P2"/>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cell>
        </table:table-row>
      </table:table>
      <text:p text:style-name="P2"/>
      <text:p text:style-name="P2"/>
      <text:p text:style-name="P6">Please compose the scientific information section using the following format:</text:p>
      <text:h text:style-name="Heading_20_2" text:outline-level="2">2.2 Project details</text:h>
      <text:p text:style-name="P6">(rationale for the proposed work, goals, experimental approach and/or methods, milestones, expected output, specific role of the ETH Fellow, timetable; not to exceed 5 pages)</text:p>
      <text:p text:style-name="P7"><text:s/></text:p>
      <text:p text:style-name="P10">Please find the attached document «A02.2_ProjectDetails_averseng».</text:p>
      <text:h text:style-name="Heading_20_2" text:outline-level="2">2.3 Available resources of the ETH host professor for the realization of the project</text:h>
      <text:p text:style-name="P6">(Equipment, staff, knowledge, experience)</text:p>
      <text:h text:style-name="Heading_20_2" text:outline-level="2"><text:soft-page-break/>2.4 Significance of the project for the ETH host professor</text:h>
      <text:h text:style-name="Heading_20_2" text:outline-level="2">2.5 Planned use of requested budget for research costs <text:line-break/><text:span text:style-name="T9">(including travel costs, conference attendances, consumables)</text:span></text:h>
      <text:h text:style-name="Heading_20_2" text:outline-level="2">2.6 Proposed teaching duties of ETH Fellowship candidate </text:h>
      <text:p text:style-name="P6">(including an estimate of the average load)</text:p>
      <text:h text:style-name="Heading_20_2" text:outline-level="2">2.7 Other requests for funding, especially applications submitted to other fellowship programs</text:h>
      <text:p text:style-name="P6">(Have you applied to other funding bodies with a similar or the same research project? Please note that you should also inform us if you obtain or request additional funds from other funding bodies during the evaluation period of your application. )</text:p>
      <text:h text:style-name="Heading_20_2" text:outline-level="2">2.8 List of relevant publications by the ETH Fellow candidate and the ETH host professor</text:h>
      <text:p text:style-name="P6">(preferably the most current papers)</text:p>
      <text:p text:style-name="P6"/>
      <text:p text:style-name="P17">Short titles for now</text:p>
      <text:p text:style-name="P17">Professor: </text:p>
      <text:p text:style-name="P18">- Mesh-independent operator preconditioning for boundary elements on open curves.</text:p>
      <text:p text:style-name="P18">- Closed-form inverses of the weakly singular and hypersingular operators on disks.</text:p>
      <text:p text:style-name="P19">- Preconditioning the EFIE on screens</text:p>
      <text:p text:style-name="P15">- Integral equations on multi-screens</text:p>
      <text:p text:style-name="P15">- Quotient-Space Boundary Element Methods for Scattering at Complex Screens.</text:p>
      <text:p text:style-name="Standard"><text:span text:style-name="T11">- </text:span>Regularized combined field integral equations <text:span text:style-name="T11">(</text:span><text:span text:style-name="T12">with Buffa</text:span><text:span text:style-name="T11">)</text:span></text:p>
      <text:p text:style-name="P14"/>
      <text:p text:style-name="P16">Candidate:</text:p>
      <text:p text:style-name="P18">- New preconditioners for Laplace and Helmholtz integral equations on open curves: Analytical framework and Numerical results. </text:p>
      <text:p text:style-name="Standard">- <text:span text:style-name="T11">P</text:span>seudo-differential analysis of the Helmholtz layer potentials on open curves.</text:p>
      <text:p text:style-name="P16"/>
      <text:h text:style-name="Heading_20_2" text:outline-level="2">2.9 Relevant publications of other authors</text:h>
      <text:p text:style-name="P6">(preferably the most current papers)</text:p>
      <text:p text:style-name="P13"/>
      <text:p text:style-name="Standard">- The construction of some efficient preconditioners in the boundary element method. <text:span text:style-name="T13">(Steinbach-Wendland)</text:span></text:p>
      <text:p text:style-name="Standard">- Optimal operator preconditioning for pseudodifferential boundary problems <text:span text:style-name="T11">(Gimperlein)</text:span></text:p>
      <text:p text:style-name="Standard">- Generalized combined field integral equations for the iterative solution of the three-dimensional Helmholtz equation <text:span text:style-name="T13">(Antoine-Darbas)</text:span></text:p>
      <text:p text:style-name="Standard">- Second-kind integral solvers for TE and TM problems of diffraction by open arcs <text:span text:style-name="T13">(Bruno Lintner)</text:span></text:p>
      <text:p text:style-name="Standard"/>
      <text:p text:style-name="Proposal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ETH Light" svg:font-family="'ETH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fo:language="de" fo:country="CH" style:font-size-asian="12pt" style:language-asian="de" style:country-asian="CH"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ProposalText"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4pt" fo:language="en" fo:country="US" fo:font-weight="bold" style:letter-kerning="true" style:font-size-asian="14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roposalText"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1pt" fo:language="en" fo:country="US" fo:font-weight="bold" style:font-size-asian="11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roposalText"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0pt" fo:language="en" fo:country="US" fo:font-weight="bold" style:font-size-asian="10pt" style:font-weight-asian="bold" style:font-name-complex="Arial1" style:font-family-complex="Arial" style:font-family-generic-complex="system" style:font-pitch-complex="variable" style:font-size-complex="13pt" style:font-weight-complex="bold"/>
    </style:style>
    <style:style style:name="ProposalText" style:family="paragraph" style:parent-style-name="Standard" style:default-outline-level="">
      <style:paragraph-properties fo:text-align="justify" style:justify-single-word="false"/>
      <style:text-properties style:font-name="Arial" fo:font-family="Arial" style:font-family-generic="roman" style:font-pitch="variable" fo:font-size="10pt" fo:language="en" fo:country="US" style:font-size-asian="10pt"/>
    </style:style>
    <style:style style:name="Header_20_and_20_Footer" style:display-name="Header and Footer" style:family="paragraph" style:parent-style-name="Standard" style:class="extra"/>
    <style:style style:name="Header" style:family="paragraph" style:parent-style-name="ProposalText" style:default-outline-level="" style:class="extra">
      <style:paragraph-properties>
        <style:tab-stops>
          <style:tab-stop style:position="8.001cm" style:type="center"/>
          <style:tab-stop style:position="16.002cm"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Arial" fo:font-family="Arial" style:font-family-generic="roman" style:font-pitch="variable" fo:font-size="9pt" style:font-size-asian="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1" style:list-style-name="" style:class="chapter">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ETH_5f_Fliesstext" style:display-name="ETH_Fliesstext" style:family="paragraph" style:default-outline-level="">
      <style:paragraph-properties fo:margin-top="0.106cm" fo:margin-bottom="0.106cm" loext:contextual-spacing="false" fo:line-height="122%" fo:text-align="start" style:justify-single-word="false" fo:orphans="2" fo:widows="2" style:writing-mode="lr-tb"/>
      <style:text-properties style:font-name="ETH Light" fo:font-family="'ETH Light'" style:font-family-generic="roman" style:font-pitch="variable" fo:font-size="12pt" fo:language="de" fo:country="CH" style:font-size-asian="12pt" style:language-asian="de" style:country-asian="D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Fußzeile_20_Zchn" style:display-name="Fußzeile Zchn" style:family="text">
      <style:text-properties style:font-name="Arial" fo:font-family="Arial" style:font-family-generic="roman" style:font-pitch="variable" fo:font-size="9pt" fo:language="de" fo:country="CH" style:font-size-asian="9pt" style:language-asian="de" style:country-asian="CH" style:font-size-complex="12pt" style:language-complex="ar" style:country-complex="SA"/>
    </style:style>
    <style:style style:name="Titel_20_Zchn" style:display-name="Titel Zchn"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1" number:language="en" number:country="GB">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ProposalText">
      <style:paragraph-properties>
        <style:tab-stops>
          <style:tab-stop style:position="7.502cm" style:type="center"/>
          <style:tab-stop style:position="16.002cm" style:type="right"/>
        </style:tab-stops>
      </style:paragraph-properties>
    </style:style>
    <style:style style:name="MT1" style:family="text">
      <style:text-properties style:font-name="Calibri" fo:font-size="8pt" style:font-size-asian="8pt" style:font-name-complex="Calibri1" style:font-size-complex="8pt"/>
    </style:style>
    <style:style style:name="MT2" style:family="text">
      <style:text-properties style:font-name="Calibri" fo:font-size="8pt" fo:language="en" fo:country="US" style:font-size-asian="8pt" style:font-name-complex="Calibri1" style:font-size-complex="8pt"/>
    </style:style>
    <style:style style:name="MT3" style:family="text">
      <style:text-properties style:font-name="Calibri" fo:font-size="8pt" fo:language="en" fo:country="GB" style:font-size-asian="8pt" style:font-name-complex="Calibri1" style:font-size-complex="8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43cm" fo:margin-left="0cm" fo:margin-right="0cm" fo:margin-bottom="0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1.249cm" fo:margin-bottom="2cm" fo:margin-left="2.499cm" fo:margin-right="2.49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43cm" fo:margin-left="0cm" fo:margin-right="0cm" fo:margin-bottom="2.342cm" style:dynamic-spacing="true"/>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
      </style:header>
      <style:footer>
        <text:p text:style-name="MP1"><text:span text:style-name="Fußzeile_20_Zchn"><text:span text:style-name="MT1"><text:file-name text:display="name-and-extension">A02_ProjectDescription_averseng.odt</text:file-name></text:span></text:span><text:span text:style-name="Fußzeile_20_Zchn"><text:span text:style-name="MT2"><text:tab/></text:span></text:span><text:span text:style-name="Fußzeile_20_Zchn"><text:span text:style-name="MT3">page </text:span></text:span><text:span text:style-name="Fußzeile_20_Zchn"><text:span text:style-name="MT1"><text:page-number text:select-page="current">2</text:page-number></text:span></text:span><text:span text:style-name="Fußzeile_20_Zchn"><text:span text:style-name="MT3"><text:s/>of </text:span></text:span><text:span text:style-name="Fußzeile_20_Zchn"><text:span text:style-name="MT1"><text:page-count>2</text:page-count></text:span></text:span><text:span text:style-name="page_20_number"><text:span text:style-name="MT3"><text:tab/></text:span></text:span><text:span text:style-name="Fußzeile_20_Zchn"><text:span text:style-name="MT1"><text:date style:data-style-name="N30" text:date-value="2020-08-25T10:14:29.118224317">25.08.20</text:date></text:span></text:span><text:span text:style-name="Fußzeile_20_Zchn"><text:span text:style-name="MT3"> </text:span></text:span></text:p>
      </style:footer>
    </style:master-page>
    <style:master-page style:name="First_20_Page" style:display-name="First Page" style:page-layout-name="Mpm2" style:next-style-name="Standard">
      <style:header>
        <text:p text:style-name="Header"><draw:frame draw:style-name="Mfr1" draw:name="Grafik 2" text:anchor-type="char" svg:x="0.009cm" svg:y="-0.118cm" svg:width="6.657cm" svg:height="1.785cm" draw:z-index="0"><draw:image xlink:href="Pictures/10004DBC000596CA00017FCBC0BCC217D09E8BED.emf" xlink:type="simple" xlink:show="embed" xlink:actuate="onLoad" loext:mime-type="image/x-emf"/><draw:image xlink:href="Pictures/10000201000005550000016E065287D116253822.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3</dc:title>
    <meta:initial-creator>reinhardl</meta:initial-creator>
    <meta:editing-cycles>6</meta:editing-cycles>
    <meta:print-date>2012-06-28T10:24:00</meta:print-date>
    <meta:creation-date>2020-03-13T14:03:00</meta:creation-date>
    <dc:date>2020-08-25T10:14:29.071980453</dc:date>
    <meta:editing-duration>PT3H17M45S</meta:editing-duration>
    <meta:generator>LibreOffice/6.4.3.2$Linux_X86_64 LibreOffice_project/40$Build-2</meta:generator>
    <meta:document-statistic meta:table-count="1" meta:image-count="1" meta:object-count="0" meta:page-count="2" meta:paragraph-count="42" meta:word-count="728" meta:character-count="5066" meta:non-whitespace-character-count="4367"/>
    <meta:user-defined meta:name="AppVersion">16.0000</meta:user-defined>
    <meta:user-defined meta:name="Company">ETHZ</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